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150" officeooo:paragraph-rsid="000c2150"/>
    </style:style>
    <style:style style:name="P2" style:family="paragraph" style:parent-style-name="Standard">
      <style:text-properties style:text-underline-style="solid" style:text-underline-width="auto" style:text-underline-color="font-color" officeooo:rsid="000c2150" officeooo:paragraph-rsid="000c215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2150" officeooo:paragraph-rsid="000c215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ae47" officeooo:paragraph-rsid="000cae4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f20d" officeooo:paragraph-rsid="000ff20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cae47" officeooo:paragraph-rsid="000cae47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ff20d" officeooo:paragraph-rsid="000ff20d" style:font-weight-asian="normal" style:font-weight-complex="normal"/>
    </style:style>
    <style:style style:name="P8" style:family="paragraph" style:parent-style-name="Standard">
      <style:text-properties style:text-underline-style="none" officeooo:rsid="000c2150" officeooo:paragraph-rsid="000c2150"/>
    </style:style>
    <style:style style:name="P9" style:family="paragraph" style:parent-style-name="Standard">
      <style:text-properties style:text-underline-style="none" fo:font-weight="normal" officeooo:rsid="000cae47" officeooo:paragraph-rsid="000cae4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f20d" officeooo:paragraph-rsid="000ff20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eebd" officeooo:paragraph-rsid="000c215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265a6" officeooo:paragraph-rsid="000c215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dfd6" officeooo:paragraph-rsid="0013dfd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462eb" officeooo:paragraph-rsid="0013dfd6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c2150" officeooo:paragraph-rsid="000c2150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3dfd6" officeooo:paragraph-rsid="0013dfd6" style:font-weight-asian="bold" style:font-weight-complex="bold"/>
    </style:style>
    <style:style style:name="P17" style:family="paragraph" style:parent-style-name="Standard">
      <style:text-properties fo:font-style="normal" style:text-underline-style="none" fo:font-weight="normal" officeooo:rsid="000e4a4a" officeooo:paragraph-rsid="000e4a4a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officeooo:rsid="0016e4c4" officeooo:paragraph-rsid="0016e4c4"/>
    </style:style>
    <style:style style:name="P19" style:family="paragraph" style:parent-style-name="Text_20_body" style:list-style-name="L1">
      <style:text-properties officeooo:rsid="0017b88c" officeooo:paragraph-rsid="0017b88c"/>
    </style:style>
    <style:style style:name="P20" style:family="paragraph" style:parent-style-name="Text_20_body" style:list-style-name="L1">
      <style:text-properties officeooo:rsid="0018f590" officeooo:paragraph-rsid="0018f590"/>
    </style:style>
    <style:style style:name="P21" style:family="paragraph" style:parent-style-name="Heading_20_1">
      <style:text-properties officeooo:rsid="0016e4c4" officeooo:paragraph-rsid="0016e4c4"/>
    </style:style>
    <style:style style:name="P22" style:family="paragraph" style:parent-style-name="Heading_20_2">
      <style:text-properties officeooo:rsid="0016e4c4" officeooo:paragraph-rsid="0016e4c4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f76d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eebd" style:font-weight-asian="normal" style:font-weight-complex="normal"/>
    </style:style>
    <style:style style:name="T7" style:family="text">
      <style:text-properties fo:font-weight="normal" officeooo:rsid="001265a6" style:font-weight-asian="normal" style:font-weight-complex="normal"/>
    </style:style>
    <style:style style:name="T8" style:family="text">
      <style:text-properties fo:font-weight="normal" officeooo:rsid="001462eb" style:font-weight-asian="normal" style:font-weight-complex="normal"/>
    </style:style>
    <style:style style:name="T9" style:family="text">
      <style:text-properties officeooo:rsid="0018f5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h process :</text:p>
      <text:p text:style-name="P6">/api/me</text:p>
      <text:p text:style-name="P6"><text:span text:style-name="T1">dans request payload, { email : </text:span><text:a xlink:type="simple" xlink:href="mailto:mail@host.tld" text:style-name="Internet_20_link" text:visited-style-name="Visited_20_Internet_20_Link">mail@host.tld</text:a><text:span text:style-name="T1">, password : pass }</text:span></text:p>
      <text:p text:style-name="P3"/>
      <text:p text:style-name="P9">si OK, en response : { token : token } (this is <text:span text:style-name="T2">jwt-token</text:span><text:span text:style-name="T3">)</text:span></text:p>
      <text:p text:style-name="P17">sinon : { error }</text:p>
      <text:p text:style-name="P3"/>
      <text:p text:style-name="P5">Retrieve song list and so on :</text:p>
      <text:p text:style-name="P7">/api/data</text:p>
      <text:p text:style-name="P10">toujours Authorization Bearer dans request headers</text:p>
      <text:p text:style-name="P10"/>
      <text:p text:style-name="P10">réponse :</text:p>
      <text:p text:style-name="P10">{</text:p>
      <text:p text:style-name="P10"><text:tab/>artists :</text:p>
      <text:p text:style-name="P10"><text:tab/><text:tab/>id :</text:p>
      <text:p text:style-name="P10"><text:tab/><text:tab/>name :</text:p>
      <text:p text:style-name="P10"><text:tab/><text:tab/>image :</text:p>
      <text:p text:style-name="P10"><text:tab/><text:tab/>albums :</text:p>
      <text:p text:style-name="P10"><text:tab/><text:tab/><text:tab/>id :</text:p>
      <text:p text:style-name="P10"><text:tab/><text:tab/><text:tab/>artist_id :</text:p>
      <text:p text:style-name="P10"><text:tab/><text:tab/><text:tab/>name :</text:p>
      <text:p text:style-name="P10"><text:tab/><text:tab/><text:tab/>cover :</text:p>
      <text:p text:style-name="P10"><text:tab/><text:tab/><text:tab/>songs :</text:p>
      <text:p text:style-name="P10"><text:tab/><text:tab/><text:tab/><text:tab/>id :</text:p>
      <text:p text:style-name="P10"><text:tab/><text:tab/><text:tab/><text:tab/>album_id :</text:p>
      <text:p text:style-name="P10"><text:tab/><text:tab/><text:tab/><text:tab/>length :</text:p>
      <text:p text:style-name="P10"><text:tab/><text:tab/><text:tab/><text:tab/>title :</text:p>
      <text:p text:style-name="P10"><text:tab/><text:tab/><text:tab/><text:tab/>track :</text:p>
      <text:p text:style-name="P10"><text:tab/><text:tab/><text:tab/></text:p>
      <text:p text:style-name="P15"><text:tab/><text:span text:style-name="T6">currentUser :</text:span></text:p>
      <text:p text:style-name="P11"><text:tab/><text:tab/>id</text:p>
      <text:p text:style-name="P11"><text:tab/><text:tab/>name</text:p>
      <text:p text:style-name="P11"><text:tab/><text:tab/>email</text:p>
      <text:p text:style-name="P11"><text:tab/><text:tab/>is_admin</text:p>
      <text:p text:style-name="P11"><text:tab/><text:tab/>preferences []</text:p>
      <text:p text:style-name="P11"><text:tab/></text:p>
      <text:p text:style-name="P15"><text:span text:style-name="T6"><text:tab/></text:span><text:span text:style-name="T7">interactions :</text:span></text:p>
      <text:p text:style-name="P12"><text:tab/><text:tab/>song_id</text:p>
      <text:p text:style-name="P12"><text:tab/><text:tab/>liked</text:p>
      <text:p text:style-name="P12"><text:tab/><text:tab/>play_count</text:p>
      <text:p text:style-name="P12"/>
      <text:p text:style-name="P12"/>
      <text:p text:style-name="P12"/>
      <text:p text:style-name="P16"><text:span text:style-name="T7">S</text:span><text:span text:style-name="T5">tratégie à mettre en place (suivant modèle original) :</text:span></text:p>
      <text:p text:style-name="P13"><text:tab/>→ initialiser artistes, et lancer initialisation albums</text:p>
      <text:p text:style-name="P13"><text:tab/>→ initialiser albums, et lancer initialisation songs</text:p>
      <text:p text:style-name="P13"><text:tab/>→ initialiser songs</text:p>
      <text:p text:style-name="P16"><text:span text:style-name="T5"><text:tab/>→</text:span><text:span text:style-name="T8"> initialiser interactions</text:span></text:p>
      <text:p text:style-name="P14"><text:tab/>→ initialiser playlists</text:p>
      <text:p text:style-name="P14"><text:soft-page-break/><text:tab/>→ initialiser queue</text:p>
      <text:p text:style-name="P12"/>
      <text:p text:style-name="P3"/>
      <text:p text:style-name="P3">To play a song :</text:p>
      <text:p text:style-name="P1"/>
      <text:p text:style-name="P1"/>
      <text:p text:style-name="P2">/api/interaction/play</text:p>
      <text:p text:style-name="P1">dans request headers, Authorization Bearer</text:p>
      <text:p text:style-name="P1">POST : { song : songid }</text:p>
      <text:p text:style-name="P1"/>
      <text:p text:style-name="P1">→ réponse :</text:p>
      <text:p text:style-name="P1">liked : boolean</text:p>
      <text:p text:style-name="P1">play_count : int</text:p>
      <text:p text:style-name="P1">song : id, album_id, title, length (sec), track (number)</text:p>
      <text:p text:style-name="P1">user</text:p>
      <text:p text:style-name="P1"/>
      <text:p text:style-name="P2">/api/{sond_id}/play?jwt-token={bearer_token}</text:p>
      <text:p text:style-name="P8"><text:span text:style-name="T4">Stream</text:span> the song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Koelouis android app</text:h>
      <text:h text:style-name="P22" text:outline-level="2">Erreurs</text:h>
      <text:list xml:id="list1533023259667981833" text:style-name="L1">
        <text:list-item>
          <text:p text:style-name="P18">110 : can’t parse JSON from response <text:span text:style-name="T9">(login)</text:span></text:p>
        </text:list-item>
        <text:list-item>
          <text:p text:style-name="P18">130 : request error <text:span text:style-name="T9">(login)</text:span></text:p>
        </text:list-item>
        <text:list-item>
          <text:p text:style-name="P19">140 : session manager error on log in</text:p>
        </text:list-item>
        <text:list-item>
          <text:p text:style-name="P20">510 : can’t parse JSON from respnose (data)</text:p>
        </text:list-item>
        <text:list-item>
          <text:p text:style-name="P20">530 : request error (dat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2:53:32.885408177</meta:creation-date>
    <dc:date>2016-05-14T00:43:31.689069367</dc:date>
    <meta:editing-duration>PT1H42M2S</meta:editing-duration>
    <meta:editing-cycles>11</meta:editing-cycles>
    <meta:generator>LibreOffice/5.1.2.2.0$Linux_X86_64 LibreOffice_project/10m0$Build-2</meta:generator>
    <meta:document-statistic meta:table-count="0" meta:image-count="0" meta:object-count="0" meta:page-count="2" meta:paragraph-count="62" meta:word-count="213" meta:character-count="1245" meta:non-whitespace-character-count="1025"/>
  </office:meta>
</office:document-meta>
</file>